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="Arrow" draw:marker-end-width="0.199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0.848cm" svg:y="0.881cm">
          <text:p/>
        </draw:rect>
        <draw:g>
          <draw:circle draw:style-name="gr2" draw:text-style-name="P2" draw:layer="layout" svg:width="-0.301cm" svg:height="-0.302cm" svg:x="3.544cm" svg:y="1.315cm" draw:kind="arc" draw:start-angle="178.71" draw:end-angle="0.34">
            <text:p/>
          </draw:circle>
          <draw:circle draw:style-name="gr2" draw:text-style-name="P2" draw:layer="layout" svg:width="-0.302cm" svg:height="-0.302cm" svg:x="3.843cm" svg:y="1.312cm" draw:kind="arc" draw:start-angle="178.71" draw:end-angle="0.34">
            <text:p/>
          </draw:circle>
          <draw:circle draw:style-name="gr2" draw:text-style-name="P2" draw:layer="layout" svg:width="-0.301cm" svg:height="-0.302cm" svg:x="4.143cm" svg:y="1.315cm" draw:kind="arc" draw:start-angle="178.71" draw:end-angle="0.34">
            <text:p/>
          </draw:circle>
          <draw:circle draw:style-name="gr2" draw:text-style-name="P2" draw:layer="layout" svg:width="-0.302cm" svg:height="-0.302cm" svg:x="3.245cm" svg:y="1.312cm" draw:kind="arc" draw:start-angle="178.71" draw:end-angle="0.34">
            <text:p/>
          </draw:circle>
          <draw:circle draw:style-name="gr2" draw:text-style-name="P2" draw:layer="layout" svg:width="-0.302cm" svg:height="-0.302cm" svg:x="2.946cm" svg:y="1.312cm" draw:kind="arc" draw:start-angle="178.71" draw:end-angle="0.34">
            <text:p/>
          </draw:circle>
          <draw:line draw:style-name="gr3" draw:text-style-name="P2" draw:layer="layout" svg:x1="4.145cm" svg:y1="1.183cm" svg:x2="2.649cm" svg:y2="1.183cm">
            <text:p/>
          </draw:line>
        </draw:g>
        <draw:rect draw:style-name="gr1" draw:text-style-name="P1" draw:layer="layout" svg:width="0.585cm" svg:height="1.475cm" svg:x="4.063cm" svg:y="2.403cm">
          <text:p/>
        </draw:rect>
        <draw:g>
          <draw:circle draw:style-name="gr2" draw:text-style-name="P2" draw:layer="layout" svg:width="0.301cm" svg:height="0.302cm" draw:transform="rotate (-1.57079632679579) translate (5.461cm 2.99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458cm 2.697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461cm 2.39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458cm 3.295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458cm 3.594cm)" draw:kind="arc" draw:start-angle="178.71" draw:end-angle="0.34">
            <text:p/>
          </draw:circle>
          <draw:line draw:style-name="gr3" draw:text-style-name="P2" draw:layer="layout" svg:x1="5.329cm" svg:y1="2.395cm" svg:x2="5.329cm" svg:y2="3.891cm">
            <text:p/>
          </draw:line>
        </draw:g>
        <draw:line draw:style-name="gr4" draw:text-style-name="P3" draw:layer="layout" svg:x1="6.431cm" svg:y1="1.176cm" svg:x2="4.125cm" svg:y2="1.176cm">
          <text:p/>
        </draw:line>
        <draw:line draw:style-name="gr4" draw:text-style-name="P3" draw:layer="layout" svg:x1="2.658cm" svg:y1="1.138cm" svg:x2="2.342cm" svg:y2="1.138cm">
          <text:p/>
        </draw:line>
        <draw:line draw:style-name="gr4" draw:text-style-name="P3" draw:layer="layout" svg:x1="0.244cm" svg:y1="1.135cm" svg:x2="0.83cm" svg:y2="1.135cm">
          <text:p/>
        </draw:line>
        <draw:line draw:style-name="gr4" draw:text-style-name="P3" draw:layer="layout" svg:x1="8.869cm" svg:y1="4.185cm" svg:x2="0.253cm" svg:y2="4.185cm">
          <text:p/>
        </draw:line>
        <draw:line draw:style-name="gr4" draw:text-style-name="P3" draw:layer="layout" svg:x1="4.348cm" svg:y1="3.878cm" svg:x2="4.348cm" svg:y2="4.183cm">
          <text:p/>
        </draw:line>
        <draw:line draw:style-name="gr4" draw:text-style-name="P3" draw:layer="layout" svg:x1="5.303cm" svg:y1="3.909cm" svg:x2="5.303cm" svg:y2="4.183cm">
          <text:p/>
        </draw:line>
        <draw:line draw:style-name="gr4" draw:text-style-name="P3" draw:layer="layout" svg:x1="5.313cm" svg:y1="2.405cm" svg:x2="5.313cm" svg:y2="2.191cm">
          <text:p/>
        </draw:line>
        <draw:line draw:style-name="gr4" draw:text-style-name="P3" draw:layer="layout" svg:x1="4.348cm" svg:y1="2.395cm" svg:x2="4.348cm" svg:y2="2.192cm">
          <text:p/>
        </draw:line>
        <draw:line draw:style-name="gr4" draw:text-style-name="P3" draw:layer="layout" svg:x1="5.313cm" svg:y1="2.192cm" svg:x2="4.348cm" svg:y2="2.191cm">
          <text:p/>
        </draw:line>
        <draw:line draw:style-name="gr4" draw:text-style-name="P3" draw:layer="layout" svg:x1="4.774cm" svg:y1="2.191cm" svg:x2="4.774cm" svg:y2="1.186cm">
          <text:p/>
        </draw:line>
        <draw:line draw:style-name="gr5" draw:text-style-name="P3" draw:layer="layout" svg:x1="2.56cm" svg:y1="0.79cm" svg:x2="4.002cm" svg:y2="0.79cm">
          <text:p/>
        </draw:line>
        <draw:line draw:style-name="gr5" draw:text-style-name="P3" draw:layer="layout" svg:x1="4.937cm" svg:y1="0.79cm" svg:x2="5.882cm" svg:y2="0.79cm">
          <text:p/>
        </draw:line>
        <draw:line draw:style-name="gr5" draw:text-style-name="P3" draw:layer="layout" svg:x1="4.478cm" svg:y1="1.414cm" svg:x2="4.478cm" svg:y2="2.097cm">
          <text:p/>
        </draw:line>
        <draw:frame draw:style-name="gr6" draw:layer="layout" svg:width="0.546cm" svg:height="0.579cm" svg:x="3.913cm" svg:y="0.5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539cm" svg:height="0.671cm" svg:x="5.862cm" svg:y="0.4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632cm" svg:height="0.561cm" svg:x="4.812cm" svg:y="1.37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641cm" svg:height="0.58cm" svg:x="0.356cm" svg:y="2.5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634cm" svg:height="0.579cm" svg:x="6.34cm" svg:y="2.4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0.875cm" svg:height="0.962cm" svg:x="0.213cm" svg:y="1.501cm">
          <draw:text-box>
            <text:p>+</text:p>
          </draw:text-box>
        </draw:frame>
        <draw:frame draw:style-name="gr8" draw:layer="layout" svg:width="0.304cm" svg:height="0.962cm" svg:x="0.498cm" svg:y="3.076cm">
          <draw:text-box>
            <text:p>-</text:p>
          </draw:text-box>
        </draw:frame>
        <draw:frame draw:style-name="gr9" draw:layer="layout" svg:width="0.875cm" svg:height="1.02cm" svg:x="6.197cm" svg:y="1.562cm">
          <draw:text-box>
            <text:p>+</text:p>
          </draw:text-box>
        </draw:frame>
        <draw:frame draw:style-name="gr7" draw:layer="layout" svg:width="0.714cm" svg:height="0.962cm" svg:x="6.276cm" svg:y="2.852cm">
          <draw:text-box>
            <text:p>-</text:p>
          </draw:text-box>
        </draw:frame>
        <draw:line draw:style-name="gr5" draw:text-style-name="P3" draw:layer="layout" svg:x1="3.612cm" svg:y1="2.161cm" svg:x2="3.612cm" svg:y2="3.381cm">
          <text:p/>
        </draw:line>
        <draw:line draw:style-name="gr5" draw:text-style-name="P3" draw:layer="layout" svg:x1="5.669cm" svg:y1="2.172cm" svg:x2="5.669cm" svg:y2="3.34cm">
          <text:p/>
        </draw:line>
        <draw:frame draw:style-name="gr6" draw:layer="layout" svg:width="0.554cm" svg:height="0.579cm" svg:x="2.763cm" svg:y="2.4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628cm" svg:height="0.579cm" svg:x="5.689cm" svg:y="2.3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circle draw:style-name="gr2" draw:text-style-name="P2" draw:layer="layout" svg:width="-0.301cm" svg:height="-0.302cm" svg:x="7.341cm" svg:y="1.349cm" draw:kind="arc" draw:start-angle="178.71" draw:end-angle="0.34">
            <text:p/>
          </draw:circle>
          <draw:circle draw:style-name="gr2" draw:text-style-name="P2" draw:layer="layout" svg:width="-0.302cm" svg:height="-0.302cm" svg:x="7.64cm" svg:y="1.346cm" draw:kind="arc" draw:start-angle="178.71" draw:end-angle="0.34">
            <text:p/>
          </draw:circle>
          <draw:circle draw:style-name="gr2" draw:text-style-name="P2" draw:layer="layout" svg:width="-0.301cm" svg:height="-0.302cm" svg:x="7.94cm" svg:y="1.349cm" draw:kind="arc" draw:start-angle="178.71" draw:end-angle="0.34">
            <text:p/>
          </draw:circle>
          <draw:circle draw:style-name="gr2" draw:text-style-name="P2" draw:layer="layout" svg:width="-0.302cm" svg:height="-0.302cm" svg:x="7.042cm" svg:y="1.346cm" draw:kind="arc" draw:start-angle="178.71" draw:end-angle="0.34">
            <text:p/>
          </draw:circle>
          <draw:circle draw:style-name="gr2" draw:text-style-name="P2" draw:layer="layout" svg:width="-0.302cm" svg:height="-0.302cm" svg:x="6.743cm" svg:y="1.346cm" draw:kind="arc" draw:start-angle="178.71" draw:end-angle="0.34">
            <text:p/>
          </draw:circle>
          <draw:line draw:style-name="gr3" draw:text-style-name="P2" draw:layer="layout" svg:x1="7.942cm" svg:y1="1.217cm" svg:x2="6.446cm" svg:y2="1.217cm">
            <text:p/>
          </draw:line>
        </draw:g>
        <draw:line draw:style-name="gr4" draw:text-style-name="P3" draw:layer="layout" svg:x1="8.869cm" svg:y1="4.183cm" svg:x2="8.869cm" svg:y2="3.685cm">
          <text:p/>
        </draw:line>
        <draw:line draw:style-name="gr4" draw:text-style-name="P3" draw:layer="layout" svg:x1="7.945cm" svg:y1="1.196cm" svg:x2="8.849cm" svg:y2="1.196cm">
          <text:p/>
        </draw:line>
        <draw:frame draw:style-name="gr6" draw:layer="layout" svg:width="0.72cm" svg:height="1.119cm" svg:x="9.145cm" svg:y="1.9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611cm" svg:height="0.53cm" svg:x="1.21cm" svg:y="1.49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74cm" svg:height="0.53cm" svg:x="2.683cm" svg:y="1.37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968cm" svg:height="0.59cm" svg:x="6.836cm" svg:y="1.25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16cm" svg:height="0.529cm" svg:x="3.427cm" svg:y="3.43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1.052cm" svg:height="0.529cm" svg:x="5.308cm" svg:y="3.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rect draw:style-name="gr10" draw:text-style-name="P4" draw:layer="layout" svg:width="1.992cm" svg:height="0.501cm" draw:transform="rotate (1.5707963267946) translate (8.601cm 3.684cm)">
            <text:p/>
          </draw:rect>
          <draw:polyline draw:style-name="gr11" draw:text-style-name="P4" draw:layer="layout" svg:width="1.492cm" svg:height="0.747cm" draw:transform="rotate (1.5707963267946) translate (7.853cm 4.183cm)" svg:viewBox="0 0 1493 748" draw:points="0,15706 1493,15706 1493,16454">
            <draw:glue-point draw:id="4" svg:x="-5cm" svg:y="4.989cm"/>
            <text:p/>
          </draw:polyline>
          <draw:line draw:style-name="gr12" draw:text-style-name="P4" draw:layer="layout" svg:x1="8.851cm" svg:y1="1.695cm" svg:x2="8.851cm" svg:y2="1.196cm">
            <draw:glue-point draw:id="4" svg:x="0cm" svg:y="-4.93cm"/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s</math:mi>
      </math:msub>
      <math:mo math:stretchy="false">ˆ</math:mo>
    </math:mover>
    <math:annotation math:encoding="StarMath 5.0">hat I_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_r^'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i>r</math:mi>
        <math:mi>'</math:mi>
      </math:msubsup>
      <math:mo math:stretchy="false">ˆ</math:mo>
    </math:mover>
    <math:annotation math:encoding="StarMath 5.0">hat I_r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s</math:mi>
      </math:msub>
      <math:mo math:stretchy="false">ˆ</math:mo>
    </math:mover>
    <math:annotation math:encoding="StarMath 5.0">hat E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subsup>
        <math:mi>R</math:mi>
        <math:mi>r</math:mi>
        <math:mi>'</math:mi>
      </math:msubsup>
      <math:mi>s</math:mi>
    </math:mfrac>
    <math:annotation math:encoding="StarMath 5.0">{R_r^' over s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